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none" fo:border-left="0.0071in solid #000000" fo:border-right="none" fo:border-top="none"/>
      <style:text-properties style:font-name="Verdana" fo:font-size="12pt"/>
    </style:style>
  </office:automatic-styles>
  <office:body>
    <office:spreadsheet>
      <table:table table:name="SQLigh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4-09" table:number-columns-spanned="4" table:number-rows-spanned="1">
            <text:p>04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F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3" office:value-type="string">
            <text:p>WSFC-110</text:p>
          </table:table-cell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3" office:value-type="string">
            <text:p>WSFC-110</text:p>
          </table:table-cell>
          <table:table-cell table:style-name="ce15"/>
          <table:table-cell table:number-columns-repeated="250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4-09" table:number-columns-spanned="4" table:number-rows-spanned="1">
            <text:p>04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5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9-04T15:25:23</dc:date>
    <dc:language>en-US</dc:language>
    <meta:editing-cycles>13</meta:editing-cycles>
    <meta:editing-duration>PT1H37M5S</meta:editing-duration>
    <meta:user-defined meta:name="Info 1"/>
    <meta:user-defined meta:name="Info 2"/>
    <meta:user-defined meta:name="Info 3"/>
    <meta:user-defined meta:name="Info 4"/>
    <meta:document-statistic meta:table-count="2" meta:cell-count="78"/>
  </office:meta>
</office:document-meta>
</file>